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36d02" officeooo:paragraph-rsid="00036d02"/>
    </style:style>
    <style:style style:name="P2" style:family="paragraph" style:parent-style-name="Heading_20_2">
      <style:text-properties officeooo:rsid="00036d02" officeooo:paragraph-rsid="00036d02"/>
    </style:style>
    <style:style style:name="P3" style:family="paragraph" style:parent-style-name="Heading_20_3">
      <style:text-properties officeooo:rsid="00036d02" officeooo:paragraph-rsid="00036d02"/>
    </style:style>
    <style:style style:name="P4" style:family="paragraph" style:parent-style-name="Preformatted_20_Text">
      <loext:graphic-properties draw:fill="solid" draw:fill-color="#292d3e" draw:opacity="100%"/>
      <style:paragraph-properties fo:background-color="#292d3e"/>
    </style:style>
    <style:style style:name="P5" style:family="paragraph" style:parent-style-name="Preformatted_20_Text">
      <loext:graphic-properties draw:fill="solid" draw:fill-color="#292d3e" draw:opacity="100%"/>
      <style:paragraph-properties fo:margin-top="0cm" fo:margin-bottom="0.499cm" style:contextual-spacing="false" fo:background-color="#292d3e"/>
    </style:style>
    <style:style style:name="P6" style:family="paragraph" style:parent-style-name="Preformatted_20_Text">
      <style:text-properties officeooo:rsid="00036d02" officeooo:paragraph-rsid="00036d02"/>
    </style:style>
    <style:style style:name="P7" style:family="paragraph" style:parent-style-name="Standard">
      <style:text-properties officeooo:rsid="00036d02" officeooo:paragraph-rsid="00036d02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>
      <style:text-properties officeooo:rsid="00036d02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fo:color="#bfc7d5" loext:opacity="100%"/>
    </style:style>
    <style:style style:name="T2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IA Setup</text:p>
      <text:p text:style-name="P7"/>
      <text:p text:style-name="P7"/>
      <text:h text:style-name="P2" text:outline-level="2"><text:bookmark text:name="step-1-install-sdk-from-pypi"/>Step 1: Install SDK from PyPI</text:h>
      <text:h text:style-name="Heading_20_3" text:outline-level="3"><text:bookmark text:name="create-a-virtual-environment"/>Create a virtual environment</text:h>
      <text:p text:style-name="Text_20_body">When using <text:span text:style-name="Source_20_Text">pip</text:span>, it is best practice to use a virtual environment. This will keep all the modules under one folder and will not break your local environment. Use the following command with your version of Python3.</text:p>
      <text:p text:style-name="P5"><text:span text:style-name="Source_20_Text"><text:span text:style-name="T1">python3 -m venv ~/venv</text:span></text:span></text:p>
      <text:h text:style-name="Heading_20_3" text:outline-level="3"><text:bookmark text:name="install-the-client-sdk-and-cli"/>Install the Client SDK and CLI</text:h>
      <text:p text:style-name="Text_20_body">Install <text:span text:style-name="Source_20_Text">projectaria_client_sdk</text:span> with pip</text:p>
      <text:p text:style-name="P4"><text:span text:style-name="Source_20_Text"><text:span text:style-name="T1">source ~/venv/bin/activate</text:span></text:span></text:p>
      <text:p text:style-name="P5"><text:span text:style-name="Source_20_Text"><text:span text:style-name="T1">python3 -m pip install projectaria_client_sdk --no-cache-dir</text:span></text:span></text:p>
      <text:h text:style-name="Heading_20_2" text:outline-level="2"><text:bookmark text:name="step-2-run-project-aria-doctor-utility"/>Step 2: Run Project Aria Doctor utility</text:h>
      <text:p text:style-name="Text_20_body">The Project Aria Doctor utility can help detect and resolve common issues connecting and streaming from the glasses.</text:p>
      <text:p text:style-name="Text_20_body">Run the utility and follow the prompts to resolve any issues.</text:p>
      <text:p text:style-name="P7"/>
      <text:p text:style-name="P6"><text:span text:style-name="Source_20_Text"><text:span text:style-name="T1">aria-doctor</text:span></text:span></text:p>
      <text:p text:style-name="Text_20_body">info</text:p>
      <text:p text:style-name="Text_20_body">If you're on MacOS and lose internet connection while streaming, run <text:span text:style-name="Source_20_Text">aria-doctor</text:span> again.</text:p>
      <text:section text:style-name="Sect1" text:name="pair">
        <text:p text:style-name="Text_20_body"/>
      </text:section>
      <text:h text:style-name="Heading_20_2" text:outline-level="2"><text:bookmark text:name="step-3-pair-aria-glasses-with-your-computer"/>Step 3: Pair Aria Glasses with your computer</text:h>
      <text:p text:style-name="Text_20_body">Pairing your Aria glasses to your computer allows the Client SDK and CLI to control the glasses. A pair of Aria glasses can be paired to multiple computers.</text:p>
      <text:list xml:id="list2846286777" text:style-name="L5">
        <text:list-item>
          <text:p text:style-name="P17">Turn on your Aria glasses and connect it to your computer using the provided USB cable </text:p>
        </text:list-item>
        <text:list-item>
          <text:p text:style-name="P17">Open the Mobile Companion app on your phone </text:p>
        </text:list-item>
        <text:list-item>
          <text:p text:style-name="P16">On your computer, run: </text:p>
        </text:list-item>
      </text:list>
      <text:p text:style-name="P5"><text:span text:style-name="Source_20_Text"><text:span text:style-name="T1">aria auth pair</text:span></text:span></text:p>
      <text:list xml:id="list2118124552" text:style-name="L6">
        <text:list-item>
          <text:p text:style-name="P18">A prompt should then appear in the Mobile app, tap <text:span text:style-name="Strong_20_Emphasis">Approve</text:span> to pair your glasses </text:p>
        </text:list-item>
      </text:list>
      <text:list xml:id="list3635282258" text:style-name="L8">
        <text:list-item>
          <text:p text:style-name="P20">The hash in the terminal and the app should be the same </text:p>
          <text:list>
            <text:list-item>
              <text:p text:style-name="P20">View (or revoke) certificates by going to <text:a xlink:type="simple" xlink:href="https://facebookresearch.github.io/projectaria_tools/docs/ARK/mobile_companion_app#aria-device-settings" text:style-name="Internet_20_link" text:visited-style-name="Visited_20_Internet_20_Link">Device Settings</text:a> </text:p>
            </text:list-item>
            <text:list-item>
              <text:p text:style-name="P19">The Client SDK Certificate will remain valid until you manually revoke it or factory reset your glasses </text:p>
            </text:list-item>
          </text:list>
        </text:list-item>
      </text:list>
      <text:p text:style-name="P21"><text:soft-page-break/><draw:frame draw:style-name="fr1" draw:name="Image1" text:anchor-type="as-char" svg:width="2cm" style:rel-width="30%" svg:height="1cm" style:rel-height="30%" draw:z-index="0"><draw:image xlink:href="https://facebookresearch.github.io/projectaria_tools/img/ARK/sdk/clientsdk.png" xlink:type="simple" xlink:show="embed" xlink:actuate="onLoad" draw:mime-type="image/png"/><svg:title>Companion App Client SDK pairing</svg:title></draw:frame></text:p>
      <text:p text:style-name="Text_20_body"/>
      <text:h text:style-name="P2" text:outline-level="2"><text:bookmark text:name="step-4-extract-and-explore-the-sample-apps"/>Step 4: Extract and explore the sample apps</text:h>
      <text:list xml:id="list2307797078" text:style-name="L9">
        <text:list-item>
          <text:p text:style-name="P22">Extract the Client SDK code samples (here to your home directory) </text:p>
        </text:list-item>
      </text:list>
      <text:p text:style-name="P5"><text:span text:style-name="Source_20_Text"><text:span text:style-name="T1">python -m aria.extract_sdk_samples --output ~</text:span></text:span></text:p>
      <text:list xml:id="list584504356" text:style-name="L10">
        <text:list-item>
          <text:p text:style-name="P23">Navigate to the sample folder </text:p>
        </text:list-item>
      </text:list>
      <text:p text:style-name="P5"><text:span text:style-name="Source_20_Text"><text:span text:style-name="T1">cd ~/projectaria_client_sdk_samples</text:span></text:span></text:p>
      <text:list xml:id="list2586375436" text:style-name="L11">
        <text:list-item>
          <text:p text:style-name="P24">Install necessary dependencies: </text:p>
        </text:list-item>
      </text:list>
      <text:p text:style-name="P5"><text:span text:style-name="Source_20_Text"><text:span text:style-name="T1">python3 -m pip install -r requirements.txt</text:span></text:span></text:p>
      <text:p text:style-name="Text_20_body">All code samples can be run from <text:span text:style-name="Source_20_Text">cd ~/projectaria_client_sdk_samples</text:span>, with the exception of the Time Synchronization TICSync code samples. To use TICSync, go to <text:span text:style-name="Source_20_Text">cd ~/projectaria_client_sdk_samples/ticsync</text:span>.</text:p>
      <text:p text:style-name="Text_20_body">Go to <text:a xlink:type="simple" xlink:href="https://facebookresearch.github.io/projectaria_tools/docs/ARK/sdk/samples" text:style-name="Internet_20_link" text:visited-style-name="Visited_20_Internet_20_Link">Code Samples</text:a> to explore Aria Client SDK features.</text:p>
      <text:p text:style-name="Text_20_body">Go to <text:a xlink:type="simple" xlink:href="https://facebookresearch.github.io/projectaria_tools/docs/ARK/sdk/concepts/streaming_internals" text:style-name="Internet_20_link" text:visited-style-name="Visited_20_Internet_20_Link">Streaming Internals</text:a> to understand how streaming works and how to configure your own streaming setup.</text:p>
      <text:p text:style-name="Text_20_body">Go to <text:a xlink:type="simple" xlink:href="https://facebookresearch.github.io/projectaria_tools/docs/ARK/sdk/ticsync" text:style-name="Internet_20_link" text:visited-style-name="Visited_20_Internet_20_Link">Time Synchronization</text:a> for how to create recordings with multiple Project Aria glasses.</text:p>
      <text:p text:style-name="Text_20_body">If you encounter any issues please run <text:span text:style-name="Source_20_Text">aria-doctor</text:span> in a separate terminal or check out <text:a xlink:type="simple" xlink:href="https://facebookresearch.github.io/projectaria_tools/docs/ARK/sdk/sdk_troubleshooting" text:style-name="Internet_20_link" text:visited-style-name="Visited_20_Internet_20_Link">troubleshooting</text:a>.</text:p>
      <text:p text:style-name="Text_20_body"/>
      <text:h text:style-name="Heading_20_2" text:outline-level="2"><text:bookmark text:name="useful-links"/>Useful Links</text:h>
      <text:list xml:id="list1119846495" text:style-name="L12">
        <text:list-item>
          <text:p text:style-name="P26"><text:a xlink:type="simple" xlink:href="https://facebookresearch.github.io/projectaria_tools/docs/ARK/sdk/api_reference" text:style-name="Internet_20_link" text:visited-style-name="Visited_20_Internet_20_Link">SDK API Reference</text:a> - full list of APIs </text:p>
        </text:list-item>
        <text:list-item>
          <text:p text:style-name="P26"><text:a xlink:type="simple" xlink:href="https://facebookresearch.github.io/projectaria_tools/docs/ARK/sdk/cli/api_reference" text:style-name="Internet_20_link" text:visited-style-name="Visited_20_Internet_20_Link">CLI Command Reference</text:a> </text:p>
        </text:list-item>
        <text:list-item>
          <text:p text:style-name="P25"><text:a xlink:type="simple" xlink:href="https://facebookresearch.github.io/projectaria_tools/docs/ARK/sdk/sdk_troubleshooting" text:style-name="Internet_20_link" text:visited-style-name="Visited_20_Internet_20_Link">SDK &amp; CLI Troubleshooting</text:a> </text:p>
        </text:list-item>
      </text:list>
      <text:p text:style-name="P15"><text:soft-page-break/></text:p>
      <text:p text:style-name="P7"/>
      <text:p text:style-name="P7"/>
      <text:p text:style-name="P7"/>
      <text:p text:style-name="P7">mkdir -p $HOME/Documents/projectaria_sandbox</text:p>
      <text:p text:style-name="P7">cd $HOME/Documents/projectaria_sandbox</text:p>
      <text:p text:style-name="P7"/>
      <text:p text:style-name="P7">git clone https://github.com/facebookresearch/projectaria_tools.git -b 1.5.7</text:p>
      <text:p text:style-name="P7"/>
      <text:h text:style-name="P1" text:outline-level="1">How to Download MPS sample dataset</text:h>
      <text:p text:style-name="Text_20_body">This sample (hosted at projectaria.com) contains a raw VRS file and all the corresponding MPS outputs.</text:p>
      <text:p text:style-name="Text_20_body">info</text:p>
      <text:p text:style-name="Text_20_body">If you are in zsh (default on Mac OS), you may need to run <text:span text:style-name="Source_20_Text">setopt shwordsplit</text:span> for the following instructions to work</text:p>
      <text:p text:style-name="P4"><text:span text:style-name="Source_20_Text"><text:span text:style-name="T1">export MPS_SAMPLE_PATH=/tmp/mps_sample</text:span></text:span></text:p>
      <text:p text:style-name="P4"><text:span text:style-name="Source_20_Text"><text:span text:style-name="T1">export BASE_URL="https://www.projectaria.com/async/sample/download/?bucket=mps&amp;filename="</text:span></text:span></text:p>
      <text:p text:style-name="P4"><text:span text:style-name="Source_20_Text"><text:span text:style-name="T1">mkdir -p $MPS_SAMPLE_PATH</text:span></text:span></text:p>
      <text:p text:style-name="P4"><text:span text:style-name="Source_20_Text"><text:span text:style-name="T1">export OPTIONS="-C - -O -L"</text:span></text:span></text:p>
      <text:p text:style-name="P4"><text:span text:style-name="Source_20_Text"><text:span text:style-name="T1">curl -o $MPS_SAMPLE_PATH/sample.vrs $OPTIONS "${BASE_URL}sample.vrs"</text:span></text:span></text:p>
      <text:p text:style-name="P4"><text:span text:style-name="Source_20_Text"><text:span text:style-name="T1">curl -o $MPS_SAMPLE_PATH/slam.zip $OPTIONS "${BASE_URL}slam_v1_1_0.zip"</text:span></text:span></text:p>
      <text:p text:style-name="P4"><text:span text:style-name="Source_20_Text"><text:span text:style-name="T1">curl -o $MPS_SAMPLE_PATH/eye_gaze.zip $OPTIONS "${BASE_URL}eye_gaze_v3_1_0.zip"</text:span></text:span></text:p>
      <text:p text:style-name="P4"><text:span text:style-name="Source_20_Text"><text:span text:style-name="T1">curl -o $MPS_SAMPLE_PATH/hand_tracking.zip $OPTIONS "${BASE_URL}hand_tracking_v1_0_0.zip"</text:span></text:span></text:p>
      <text:p text:style-name="P4"><text:span text:style-name="Source_20_Text"><text:span text:style-name="T1">unzip -o $MPS_SAMPLE_PATH/eye_gaze.zip <text:s/>-d $MPS_SAMPLE_PATH</text:span></text:span></text:p>
      <text:p text:style-name="P4"><text:span text:style-name="Source_20_Text"><text:span text:style-name="T1">unzip -o $MPS_SAMPLE_PATH/slam.zip -d $MPS_SAMPLE_PATH</text:span></text:span></text:p>
      <text:p text:style-name="P5"><text:span text:style-name="Source_20_Text"><text:span text:style-name="T1">unzip -o $MPS_SAMPLE_PATH/hand_tracking.zip <text:s/>-d $MPS_SAMPLE_PATH</text:span></text:span></text:p>
      <text:p text:style-name="Text_20_body">The above commands will download the most recent sample dataset from Project Aria. You can also download a more limited <text:a xlink:type="simple" xlink:href="https://github.com/facebookresearch/projectaria_tools/tree/main/data/mps_sample" office:target-frame-name="_blank" xlink:show="new" text:style-name="Internet_20_link" text:visited-style-name="Visited_20_Internet_20_Link">sample dataset</text:a> from our GitHub repository.</text:p>
      <text:p text:style-name="Text_20_body"/>
      <text:p text:style-name="P7"/>
      <text:p text:style-name="P6"><text:span text:style-name="Source_20_Text"><text:span text:style-name="T2">rm -rf $HOME/projectaria_tools_python_env</text:span></text:span></text:p>
      <text:p text:style-name="P4"><text:span text:style-name="Source_20_Text"><text:span text:style-name="T1">python3 -m venv $HOME/projectaria_tools_python_env</text:span></text:span></text:p>
      <text:p text:style-name="P5"><text:span text:style-name="Source_20_Text"><text:span text:style-name="T1">source $HOME/projectaria_tools_python_env/bin/activate</text:span></text:span></text:p>
      <text:h text:style-name="P3" text:outline-level="3"><text:bookmark text:name="step-3--install-the-required-python-packages"/>Step 3 : Install the required Python packages</text:h>
      <text:p text:style-name="P4"><text:span text:style-name="Source_20_Text"><text:span text:style-name="T1">python3 -m pip install --upgrade pip</text:span></text:span></text:p>
      <text:p text:style-name="P5"><text:span text:style-name="Source_20_Text"><text:span text:style-name="T1">python3 -m pip install projectaria-tools'[all]'</text:span></text:span></text:p>
      <text:h text:style-name="Heading_20_3" text:outline-level="3"><text:bookmark text:name="step-4--use-project-aria-tools"/>Step 4 : Use Project Aria Tools</text:h>
      <text:p text:style-name="Text_20_body">A few resources are:</text:p>
      <text:list xml:id="list771593997" text:style-name="L1">
        <text:list-item>
          <text:p text:style-name="P8"><text:a xlink:type="simple" xlink:href="https://facebookresearch.github.io/projectaria_tools/docs/data_utilities/getting_started" text:style-name="Internet_20_link" text:visited-style-name="Visited_20_Internet_20_Link">Getting Started with Project Aria Data Utilities</text:a> - Python Tutorial</text:p>
        </text:list-item>
      </text:list>
      <text:h text:style-name="P2" text:outline-level="2"><text:bookmark text:name="building-python-bindings-from-source-advanced-user"/><text:soft-page-break/>Building Python bindings from source (advanced user)</text:h>
      <text:p text:style-name="Text_20_body">You'll need to install C++ dependencies to build Python bindings from source.</text:p>
      <text:list xml:id="list3149581992" text:style-name="L2">
        <text:list-item>
          <text:p text:style-name="P10">Go to the <text:a xlink:type="simple" xlink:href="https://facebookresearch.github.io/projectaria_tools/docs/data_utilities/installation/installation_cpp" text:style-name="Internet_20_link" text:visited-style-name="Visited_20_Internet_20_Link">C++ Installation page</text:a> and follow the instructions to <text:a xlink:type="simple" xlink:href="https://facebookresearch.github.io/projectaria_tools/docs/data_utilities/installation/installation_cpp" text:style-name="Internet_20_link" text:visited-style-name="Visited_20_Internet_20_Link">install dependencies</text:a> </text:p>
        </text:list-item>
        <text:list-item>
          <text:p text:style-name="P10">Go to the projectaria_tools code folder </text:p>
        </text:list-item>
        <text:list-item>
          <text:p text:style-name="P9">Enter the following commands </text:p>
        </text:list-item>
      </text:list>
      <text:p text:style-name="P4"><text:span text:style-name="Source_20_Text"><text:span text:style-name="T1">cd $HOME/Documents/projectaria_sandbox/projectaria_tools</text:span></text:span></text:p>
      <text:p text:style-name="P4"><text:span text:style-name="Source_20_Text"><text:span text:style-name="T1">python3 -m pip install --upgrade pip</text:span></text:span></text:p>
      <text:p text:style-name="P5"><text:span text:style-name="Source_20_Text"><text:span text:style-name="T1">python3 -m pip install .</text:span></text:span></text:p>
      <text:h text:style-name="P2" text:outline-level="2"><text:bookmark text:name="generate-and-install-type-hinting-from-source-advanced-user"/>Generate and install type hinting from source (advanced user)</text:h>
      <text:list xml:id="list2944158816" text:style-name="L3">
        <text:list-item>
          <text:p text:style-name="P12">Install pybind11-stubgen to generate the stub files </text:p>
        </text:list-item>
        <text:list-item>
          <text:p text:style-name="P12">Generate Python type hinting with generate_stubs.py script once projectaria_tools package is installed </text:p>
        </text:list-item>
        <text:list-item>
          <text:p text:style-name="P11">Install type hinting package for projectaria_tools </text:p>
        </text:list-item>
      </text:list>
      <text:p text:style-name="P4"><text:span text:style-name="Source_20_Text"><text:span text:style-name="T1">python3 -m pip install pybind11-stubgen==1.1</text:span></text:span></text:p>
      <text:p text:style-name="P4"><text:span text:style-name="Source_20_Text"><text:span text:style-name="T1">cd $HOME/Documents/projectaria_sandbox/projectaria_tools</text:span></text:span></text:p>
      <text:p text:style-name="P4"><text:span text:style-name="Source_20_Text"><text:span text:style-name="T1">python3 generate_stubs.py</text:span></text:span></text:p>
      <text:p text:style-name="P4"><text:span text:style-name="Source_20_Text"><text:span text:style-name="T1">cp -r projectaria_tools-stubs/projectaria_tools .</text:span></text:span></text:p>
      <text:p text:style-name="P5"><text:span text:style-name="Source_20_Text"><text:span text:style-name="T1">python3 -m pip install .</text:span></text:span></text:p>
      <text:h text:style-name="Heading_20_2" text:outline-level="2"><text:bookmark text:name="building-python-bindings-from-source-with-a-package-manager"/>Building Python bindings from source with a package manager</text:h>
      <text:p text:style-name="Text_20_body">You can build projectaria_tools python bindings in isolation using pixi on and for your local platform (Linux, macOS Intel/Silicon, Windows) using the exact same command lines. Pixi is a convenient package and environment manager that simplifies the logic to compile and run projects by defining dependencies and tasks in a single pixi.toml file for all platforms.</text:p>
      <text:h text:style-name="P3" text:outline-level="3"><text:bookmark text:name="step1-install-pixi"/>Step1 Install Pixi</text:h>
      <text:list xml:id="list1623216314" text:style-name="L4">
        <text:list-item>
          <text:p text:style-name="P14">Linux &amp; macOS</text:p>
        </text:list-item>
        <text:list-item>
          <text:p text:style-name="P13">Windows</text:p>
        </text:list-item>
      </text:list>
      <text:p text:style-name="P4"><text:span text:style-name="Source_20_Text"><text:span text:style-name="T1"># Install Pixi</text:span></text:span></text:p>
      <text:p text:style-name="P5"><text:span text:style-name="Source_20_Text"><text:span text:style-name="T1">curl -fsSL https://pixi.sh/install.sh | bash</text:span></text:span></text:p>
      <text:h text:style-name="Heading_20_3" text:outline-level="3"><text:bookmark text:name="step2-compile-and-test-the-code"/>Step2 Compile and test the code</text:h>
      <text:p text:style-name="P4"><text:span text:style-name="Source_20_Text"><text:span text:style-name="T1"># When this command line first run, it will collect required dependencies, and then trigger the build and unit test</text:span></text:span></text:p>
      <text:p text:style-name="P5"><text:span text:style-name="Source_20_Text"><text:span text:style-name="T1">pixi run run_python</text:span></text:span></text:p>
      <text:h text:style-name="Heading_20_3" text:outline-level="3"><text:bookmark text:name="step3-access-the-compiled-artifacts"/>Step3 Access the compiled artifacts</text:h>
      <text:p text:style-name="P4"><text:span text:style-name="Source_20_Text"><text:span text:style-name="T1"># Activate the environment</text:span></text:span></text:p>
      <text:p text:style-name="P4"><text:span text:style-name="Source_20_Text"><text:span text:style-name="T1">pixi shell</text:span></text:span></text:p>
      <text:p text:style-name="P4"><text:span text:style-name="Source_20_Text"><text:span text:style-name="T1"># You can now run and use things from the projects</text:span></text:span></text:p>
      <text:p text:style-name="P4"><text:span text:style-name="Source_20_Text"><text:span text:style-name="T1">python</text:span></text:span></text:p>
      <text:p text:style-name="P4"><text:span text:style-name="Source_20_Text"><text:span text:style-name="T1">import projectaria_tools</text:span></text:span></text:p>
      <text:p text:style-name="P4"><text:soft-page-break/><text:span text:style-name="Source_20_Text"><text:span text:style-name="T1">dir(projectaria_tools)</text:span></text:span></text:p>
      <text:p text:style-name="P4"><text:span text:style-name="Source_20_Text"><text:span text:style-name="T1"># Will print</text:span></text:span></text:p>
      <text:p text:style-name="P5"><text:span text:style-name="Source_20_Text"><text:span text:style-name="T1">&gt;&gt;&gt;['__builtins__', '__cached__', '__doc__', '__file__', '__loader__', '__name__', '__package__', '__path__', '__spec__', 'core']</text:span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0:59:14.510272014</meta:creation-date>
    <dc:date>2025-03-02T11:15:11.237319489</dc:date>
    <meta:editing-duration>PT15M5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5" meta:paragraph-count="106" meta:word-count="840" meta:character-count="5916" meta:non-whitespace-character-count="5186"/>
  </office:meta>
</office:document-meta>
</file>